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JtaPlatform.registerSynchronization( Synchronization synchroniz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figurableJtaPlatform.retrieveUs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JtaPlatform.retrieve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JtaPlatform.getCurren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JtaPlatform.getTransactionIdentifier( 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bleJtaPlatform.ConfigurableJtaPlatform( TransactionManager tm , @ Nullable UserTransaction ut , @ Nullable TransactionSynchronizationRegistry ts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bleJtaPlatform.canRegisterSynchron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